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Arial3" svg:font-family="Arial, Arial" style:font-family-generic="swiss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" style:family="table">
      <style:table-properties style:width="14.998cm" table:align="margins"/>
    </style:style>
    <style:style style:name="Tabela9.A" style:family="table-column">
      <style:table-column-properties style:column-width="3.016cm" style:rel-column-width="13179*"/>
    </style:style>
    <style:style style:name="Tabela9.B" style:family="table-column">
      <style:table-column-properties style:column-width="4.868cm" style:rel-column-width="21272*"/>
    </style:style>
    <style:style style:name="Tabela9.C" style:family="table-column">
      <style:table-column-properties style:column-width="3.362cm" style:rel-column-width="14690*"/>
    </style:style>
    <style:style style:name="Tabela9.D" style:family="table-column">
      <style:table-column-properties style:column-width="3.752cm" style:rel-column-width="16394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D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13cm" fo:margin-left="0cm" fo:margin-right="-0.012cm" table:align="margins"/>
    </style:style>
    <style:style style:name="Tabela6.A" style:family="table-column">
      <style:table-column-properties style:column-width="3.12cm" style:rel-column-width="12019*"/>
    </style:style>
    <style:style style:name="Tabela6.B" style:family="table-column">
      <style:table-column-properties style:column-width="13.892cm" style:rel-column-width="53516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029cm" fo:margin-left="-0.016cm" fo:margin-right="-0.012cm" table:align="margins"/>
    </style:style>
    <style:style style:name="Tabela1.A" style:family="table-column">
      <style:table-column-properties style:column-width="5.239cm" style:rel-column-width="20161*"/>
    </style:style>
    <style:style style:name="Tabela1.B" style:family="table-column">
      <style:table-column-properties style:column-width="5.978cm" style:rel-column-width="23005*"/>
    </style:style>
    <style:style style:name="Tabela1.C" style:family="table-column">
      <style:table-column-properties style:column-width="5.812cm" style:rel-column-width="22369*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2.593cm" style:rel-column-width="9988*"/>
    </style:style>
    <style:style style:name="Tabela2.B" style:family="table-column">
      <style:table-column-properties style:column-width="3.149cm" style:rel-column-width="12128*"/>
    </style:style>
    <style:style style:name="Tabela2.C" style:family="table-column">
      <style:table-column-properties style:column-width="2.757cm" style:rel-column-width="10620*"/>
    </style:style>
    <style:style style:name="Tabela2.D" style:family="table-column">
      <style:table-column-properties style:column-width="2.746cm" style:rel-column-width="10579*"/>
    </style:style>
    <style:style style:name="Tabela2.E" style:family="table-column">
      <style:table-column-properties style:column-width="3.096cm" style:rel-column-width="11924*"/>
    </style:style>
    <style:style style:name="Tabela2.F" style:family="table-column">
      <style:table-column-properties style:column-width="2.672cm" style:rel-column-width="10296*"/>
    </style:style>
    <style:style style:name="Tabela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fo:background-color="#999999" fo:padding="0.097cm" fo:border="0.002cm solid #000000">
        <style:background-image/>
      </style:table-cell-properties>
    </style:style>
    <style:style style:name="Tabe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B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D3" style:family="table-cell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2.593cm" style:rel-column-width="9988*"/>
    </style:style>
    <style:style style:name="Tabela3.B" style:family="table-column">
      <style:table-column-properties style:column-width="3.149cm" style:rel-column-width="12128*"/>
    </style:style>
    <style:style style:name="Tabela3.C" style:family="table-column">
      <style:table-column-properties style:column-width="2.757cm" style:rel-column-width="10620*"/>
    </style:style>
    <style:style style:name="Tabela3.D" style:family="table-column">
      <style:table-column-properties style:column-width="2.746cm" style:rel-column-width="10579*"/>
    </style:style>
    <style:style style:name="Tabela3.E" style:family="table-column">
      <style:table-column-properties style:column-width="3.096cm" style:rel-column-width="11924*"/>
    </style:style>
    <style:style style:name="Tabela3.F" style:family="table-column">
      <style:table-column-properties style:column-width="2.672cm" style:rel-column-width="10296*"/>
    </style:style>
    <style:style style:name="Tabela3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fo:background-color="#999999" fo:padding="0.097cm" fo:border="0.002cm solid #000000">
        <style:background-image/>
      </style:table-cell-properties>
    </style:style>
    <style:style style:name="Tabe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B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.D3" style:family="table-cell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29cm" fo:margin-left="-0.016cm" fo:margin-right="-0.012cm" table:align="margins"/>
    </style:style>
    <style:style style:name="Tabela4.A" style:family="table-column">
      <style:table-column-properties style:column-width="5.239cm" style:rel-column-width="20161*"/>
    </style:style>
    <style:style style:name="Tabela4.B" style:family="table-column">
      <style:table-column-properties style:column-width="5.978cm" style:rel-column-width="23005*"/>
    </style:style>
    <style:style style:name="Tabela4.C" style:family="table-column">
      <style:table-column-properties style:column-width="5.812cm" style:rel-column-width="22369*"/>
    </style:style>
    <style:style style:name="Tabela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C1" style:family="table-cell">
      <style:table-cell-properties fo:background-color="#999999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fo:margin-right="-0.012cm" table:align="margins"/>
    </style:style>
    <style:style style:name="Tabela5.A" style:family="table-column">
      <style:table-column-properties style:column-width="2.593cm" style:rel-column-width="9988*"/>
    </style:style>
    <style:style style:name="Tabela5.B" style:family="table-column">
      <style:table-column-properties style:column-width="3.149cm" style:rel-column-width="12128*"/>
    </style:style>
    <style:style style:name="Tabela5.C" style:family="table-column">
      <style:table-column-properties style:column-width="2.757cm" style:rel-column-width="10620*"/>
    </style:style>
    <style:style style:name="Tabela5.D" style:family="table-column">
      <style:table-column-properties style:column-width="2.746cm" style:rel-column-width="10579*"/>
    </style:style>
    <style:style style:name="Tabela5.E" style:family="table-column">
      <style:table-column-properties style:column-width="3.096cm" style:rel-column-width="11924*"/>
    </style:style>
    <style:style style:name="Tabela5.F" style:family="table-column">
      <style:table-column-properties style:column-width="2.672cm" style:rel-column-width="10296*"/>
    </style:style>
    <style:style style:name="Tabela5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D1" style:family="table-cell">
      <style:table-cell-properties fo:background-color="#999999" fo:padding="0.097cm" fo:border="0.002cm solid #000000">
        <style:background-image/>
      </style:table-cell-properties>
    </style:style>
    <style:style style:name="Tabe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B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.D3" style:family="table-cell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13cm" fo:margin-left="0cm" fo:margin-right="-0.012cm" table:align="margins"/>
    </style:style>
    <style:style style:name="Tabela7.A" style:family="table-column">
      <style:table-column-properties style:column-width="2.593cm" style:rel-column-width="9988*"/>
    </style:style>
    <style:style style:name="Tabela7.B" style:family="table-column">
      <style:table-column-properties style:column-width="3.149cm" style:rel-column-width="12128*"/>
    </style:style>
    <style:style style:name="Tabela7.C" style:family="table-column">
      <style:table-column-properties style:column-width="2.757cm" style:rel-column-width="10620*"/>
    </style:style>
    <style:style style:name="Tabela7.D" style:family="table-column">
      <style:table-column-properties style:column-width="2.746cm" style:rel-column-width="10579*"/>
    </style:style>
    <style:style style:name="Tabela7.E" style:family="table-column">
      <style:table-column-properties style:column-width="3.096cm" style:rel-column-width="11924*"/>
    </style:style>
    <style:style style:name="Tabela7.F" style:family="table-column">
      <style:table-column-properties style:column-width="2.672cm" style:rel-column-width="10296*"/>
    </style:style>
    <style:style style:name="Tabela7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D1" style:family="table-cell">
      <style:table-cell-properties fo:background-color="#999999" fo:padding="0.097cm" fo:border="0.002cm solid #000000">
        <style:background-image/>
      </style:table-cell-properties>
    </style:style>
    <style:style style:name="Tabe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B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.D3" style:family="table-cell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150%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50%"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Times New Roman1" fo:font-size="12pt"/>
    </style:style>
    <style:style style:name="P13" style:family="paragraph" style:parent-style-name="Text_20_body">
      <style:paragraph-properties fo:line-height="150%" fo:text-align="center" style:justify-single-word="false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style:font-name="Times New Roman1" fo:font-size="12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/>
    </style:style>
    <style:style style:name="P24" style:family="paragraph" style:parent-style-name="Text_20_body">
      <style:paragraph-properties fo:margin-left="0cm" fo:margin-right="0cm" fo:margin-top="0.3cm" fo:margin-bottom="0.199cm" fo:text-align="center" style:justify-single-word="false" fo:text-indent="0cm" style:auto-text-indent="false"/>
      <style:text-properties style:font-name="Times New Roman1" fo:font-size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2pt" fo:font-weight="bold" style:font-weight-asian="bold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text-properties fo:font-size="14pt" fo:font-weight="bold" style:font-size-asian="14pt" style:font-size-complex="14pt"/>
    </style:style>
    <style:style style:name="P30" style:family="paragraph" style:parent-style-name="Standard">
      <style:text-properties fo:font-size="12pt"/>
    </style:style>
    <style:style style:name="P31" style:family="paragraph" style:parent-style-name="Text_20_body">
      <style:paragraph-properties fo:margin-left="0cm" fo:margin-right="0cm" fo:text-align="center" style:justify-single-word="false" fo:text-indent="0.079cm" style:auto-text-indent="false"/>
      <style:text-properties style:font-name="Times New Roman1" fo:font-size="12pt"/>
    </style:style>
    <style:style style:name="P32" style:family="paragraph" style:parent-style-name="Text_20_body">
      <style:paragraph-properties fo:margin-left="0cm" fo:margin-right="0cm" fo:text-align="justify" style:justify-single-word="false" fo:text-indent="0.079cm" style:auto-text-indent="false"/>
      <style:text-properties style:font-name="Times New Roman1" fo:font-size="12pt"/>
    </style:style>
    <style:style style:name="P33" style:family="paragraph" style:parent-style-name="Table"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line-height="150%" fo:text-align="center" style:justify-single-word="false" fo:break-before="page"/>
    </style:style>
    <style:style style:name="P35" style:family="paragraph" style:parent-style-name="Text_20_body" style:list-style-name="L4">
      <style:paragraph-properties fo:text-align="justify" style:justify-single-word="false"/>
    </style:style>
    <style:style style:name="P36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text-properties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46" style:family="paragraph" style:parent-style-name="Table_20_Contents" style:list-style-name="L3">
      <style:paragraph-properties fo:line-height="150%"/>
      <style:text-properties style:font-name="Arial" fo:font-size="10pt" style:font-size-asian="10pt" style:font-size-complex="10pt"/>
    </style:style>
    <style:style style:name="P47" style:family="paragraph" style:parent-style-name="First_20_line_20_indent">
      <style:paragraph-properties fo:line-height="150%" fo:text-align="justify" style:justify-single-word="false"/>
      <style:text-properties fo:color="#000000" style:text-line-through-style="none" style:font-name="Times New Roman" fo:font-size="12pt" style:text-underline-style="none" style:font-name-asian="Arial3" style:font-size-asian="12pt" style:font-name-complex="Arial3" style:font-size-complex="12pt"/>
    </style:style>
    <style:style style:name="P48" style:family="paragraph" style:parent-style-name="First_20_line_20_indent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First_20_line_20_indent">
      <style:paragraph-properties fo:line-height="100%" fo:text-align="justify" style:justify-single-word="false" fo:break-before="pag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1" fo:font-size="12pt" fo:font-weight="normal" style:font-weight-asian="normal" style:font-weight-complex="normal"/>
    </style:style>
    <style:style style:name="T2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1" fo:font-size="12pt" fo:language="pt" fo:country="BR" fo:font-weight="normal" style:font-weight-asian="normal" style:font-weight-complex="normal"/>
    </style:style>
    <style:style style:name="T4" style:family="text">
      <style:text-properties style:font-name="Times New Roman1" fo:font-size="12pt" fo:language="pt" fo:country="BR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1" fo:font-size="12pt" fo:language="pt" fo:country="BR" style:font-weight-asian="normal" style:font-weight-complex="normal"/>
    </style:style>
    <style:style style:name="T6" style:family="text">
      <style:text-properties style:font-name="Times New Roman1" fo:font-size="14pt" fo:font-weight="bold" style:font-size-asian="14pt" style:font-weight-asian="bold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size-asian="12pt" style:font-weight-asian="bold" style:font-size-complex="12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language="pt" fo:country="BR"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ize-asian="12pt" style:font-style-asian="italic" style:font-weight-asian="bold" style:font-size-complex="12pt" style:font-style-complex="italic"/>
    </style:style>
    <style:style style:name="T1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Documento de Especificação da Integração</text:p>
      <text:p text:style-name="Standard"/>
      <text:p text:style-name="P26"/>
      <text:p text:style-name="Standard"><text:span text:style-name="T7">Projeto</text:span>: <text:span text:style-name="SemanticAnnotation-ref-hf001">&lt;&lt;nome do projeto&gt;&gt;</text:span></text:p>
      <text:p text:style-name="Standard"/>
      <text:p text:style-name="P27">Registro de Alterações:</text:p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2">Versão</text:p>
          </table:table-cell>
          <table:table-cell table:style-name="Tabela9.A1" office:value-type="string">
            <text:p text:style-name="P2">Responsáveis</text:p>
          </table:table-cell>
          <table:table-cell table:style-name="Tabela9.A1" office:value-type="string">
            <text:p text:style-name="P2">Data</text:p>
          </table:table-cell>
          <table:table-cell table:style-name="Tabela9.D1" office:value-type="string">
            <text:p text:style-name="P2">Alterações</text:p>
          </table:table-cell>
        </table:table-row>
        <table:table-row>
          <table:table-cell table:style-name="Tabela9.A2" office:value-type="string">
            <text:p text:style-name="P1">&lt;&lt;identificação da versão&gt;&gt;</text:p>
          </table:table-cell>
          <table:table-cell table:style-name="Tabela9.A2" office:value-type="string">
            <text:p text:style-name="P1">&lt;&lt;nomes das pessoas que elaboraram ou alteraram a versão, separados por vírgula&gt;&gt;</text:p>
          </table:table-cell>
          <table:table-cell table:style-name="Tabela9.A2" office:value-type="string">
            <text:p text:style-name="P1">&lt;&lt;data de registro da versão&gt;&gt;</text:p>
          </table:table-cell>
          <table:table-cell table:style-name="Tabela9.D2" office:value-type="string">
            <text:p text:style-name="P1">&lt;&lt;alterações em relação à versão anterior&gt;&gt;</text:p>
          </table:table-cell>
        </table:table-row>
      </table:table>
      <text:p text:style-name="Standard"/>
      <text:p text:style-name="P28"/>
      <text:p text:style-name="P28">1. Introdução</text:p>
      <text:p text:style-name="Standard"/>
      <text:p text:style-name="P18">Este documento apresenta a especificação da integração envolvendo as ferramentas &lt;&lt;nome da ferramenta1&gt;&gt;, <text:s/>&lt;&lt;nome da ferramenta2&gt;&gt; e &lt;&lt;nome da ferramentaN&gt;&gt;. Este projeto foi conduzido seguindo o método OBA-SI (<text:span text:style-name="T14">Ontology-based Approach for Semantic Integration</text:span>). Assim, este documento está organizado da seguinte forma: a Seção 2 apresenta o cenário de integração, descrevendo brevemente os sistemas a serem integrados, o processo de negócio a ser apoiado e as atividades desse processo; a Seção 3 apresenta os modelos conceituais estruturais e de funcionalidades das ferramentas a serem integradas, bem como o modelo conceitual da ontologia usada como base para a integração; a Seção 4 apresenta os mapeamentos verticais de conceitos e relacionamentos; a Seção 5 <text:s/>apresenta o modelo de integração; finalmente, a Seção 6 <text:s/>apresenta os mapeamentos horizontais de conceitos e relacionamentos.</text:p>
      <text:p text:style-name="P19"/>
      <text:p text:style-name="Standard"/>
      <text:p text:style-name="Standard"><text:span text:style-name="T9">2. </text:span><text:span text:style-name="T6">Cenário de Integração</text:span></text:p>
      <text:p text:style-name="Standard"/>
      <text:p text:style-name="P38">O cenário de integração envolve os seguintes sistemas:</text:p>
      <text:list xml:id="list29154894" text:style-name="L1">
        <text:list-item>
          <text:p text:style-name="P41">&lt;&lt;Sistema1&gt;&gt;: &lt;&lt;descrição do Sistema1&gt;&gt;</text:p>
        </text:list-item>
        <text:list-item>
          <text:p text:style-name="P41">&lt;&lt;Sistema2&gt;&gt;: &lt;&lt;descrição do Sistema2&gt;&gt;</text:p>
        </text:list-item>
        <text:list-item>
          <text:p text:style-name="P41">&lt;&lt;SistemaN&gt;&gt;: &lt;&lt;descrição do SistemaN&gt;&gt;</text:p>
        </text:list-item>
      </text:list>
      <text:p text:style-name="P20"/>
      <text:p text:style-name="P32"><text:tab/>O processo a ser apoiado pela integração dos sistemas acima mencionados é &lt;&lt;descrição sucinta do processo&gt;&gt;. Este processo envolve as seguintes atividades:</text:p>
      <text:list xml:id="list29149533" text:style-name="L2">
        <text:list-item>
          <text:p text:style-name="P42">&lt;&lt;Atividade1&gt;&gt;: &lt;&lt;descrição da Atividade1&gt;&gt;</text:p>
        </text:list-item>
        <text:list-item>
          <text:p text:style-name="P42">&lt;&lt;AtividadeN&gt;&gt;: &lt;&lt;descrição da AtividadeN&gt;&gt;</text:p>
        </text:list-item>
      </text:list>
      <text:p text:style-name="P40"/>
      <text:p text:style-name="P40"/>
      <text:p text:style-name="P48"><text:span text:style-name="T13"><text:tab/></text:span></text:p>
      <text:p text:style-name="P49"><text:span text:style-name="T13">A </text:span><text:span text:style-name="T17">Tabela 1</text:span><text:span text:style-name="T13"> apresenta um resumo do cenário de integração definido, listando os sistemas a serem integrados, o domínio da integração e as atividades do processo a ser apoiado.</text:span></text:p>
      <text:p text:style-name="P48"><text:span text:style-name="T13"/></text:p>
      <text:p text:style-name="P33">Tabela <text:sequence text:ref-name="refTable0" text:name="Table" text:formula="ooow:Table+1" style:num-format="1">1</text:sequence> - Cenário de Integração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">SISTEMAS</text:p>
          </table:table-cell>
          <table:table-cell table:style-name="Tabela6.B1" office:value-type="string">
            <text:p text:style-name="P3"/>
          </table:table-cell>
        </table:table-row>
        <table:table-row>
          <table:table-cell table:style-name="Tabela6.A2" office:value-type="string">
            <text:p text:style-name="P3">DOMÍNIO</text:p>
          </table:table-cell>
          <table:table-cell table:style-name="Tabela6.B2" office:value-type="string">
            <text:p text:style-name="P3"/>
          </table:table-cell>
        </table:table-row>
        <table:table-row>
          <table:table-cell table:style-name="Tabela6.A2" office:value-type="string">
            <text:p text:style-name="P3">ATIVIDADES</text:p>
          </table:table-cell>
          <table:table-cell table:style-name="Tabela6.B2" office:value-type="string">
            <text:list xml:id="list29156666" text:style-name="L3">
              <text:list-item>
                <text:p text:style-name="P46"/>
              </text:list-item>
              <text:list-item>
                <text:p text:style-name="P46"/>
              </text:list-item>
            </text:list>
          </table:table-cell>
        </table:table-row>
      </table:table>
      <text:p text:style-name="P47"/>
      <text:p text:style-name="P12"/>
      <text:p text:style-name="P28">3. Modelos Conceituais Relacionados ao Cenário de Integração</text:p>
      <text:p text:style-name="P17"/>
      <text:p text:style-name="P17">Nesta seção são apresentados os modelos conceituais da ontologia a ser usada como base para a integração e dos sistemas a serem integrados.</text:p>
      <text:p text:style-name="P17"/>
      <text:p text:style-name="P43"/>
      <text:p text:style-name="P30"><text:span text:style-name="T8">3.1 - Ontologia &lt;&lt;</text:span><text:span text:style-name="T15">nome da ontologia</text:span><text:span text:style-name="T8">&gt;&gt;</text:span></text:p>
      <text:p text:style-name="Standard"/>
      <text:p text:style-name="P17">A Figura 1 apresenta o modelo conceitual da ontologia &lt;&lt;<text:span text:style-name="T14">nome da ontologia</text:span>&gt;&gt;. </text:p>
      <text:p text:style-name="P17"/>
      <text:p text:style-name="P31">&lt;&lt;diagrama de classes da ontologia&gt;&gt;</text:p>
      <text:p text:style-name="P10">Figura 1 – Diagrama OntoUML da &lt;&lt;<text:span text:style-name="T14">nome da ontologia</text:span>&gt;&gt;.</text:p>
      <text:p text:style-name="P25"/>
      <text:p text:style-name="P20">&lt;&lt;Breve descrição da conceituação da ontologia&gt;&gt;.</text:p>
      <text:p text:style-name="P24"/>
      <text:p text:style-name="P30"><text:span text:style-name="T8">3.2 - Ferramenta <text:s/>&lt;&lt;</text:span><text:span text:style-name="T15">nome da ferramenta</text:span><text:span text:style-name="T8">&gt;&gt;</text:span></text:p>
      <text:p text:style-name="Standard"/>
      <text:p text:style-name="P17">A Figura 2 apresenta o diagrama de casos de uso da ferramenta &lt;&lt;<text:span text:style-name="T14">nome da ferramenta</text:span>&gt;&gt;. </text:p>
      <text:p text:style-name="P17"/>
      <text:p text:style-name="P31">&lt;&lt;diagrama de casos de uso da ferramenta&gt;&gt;</text:p>
      <text:p text:style-name="P10">Figura 2 – Diagrama de Casos de Uso de &lt;&lt;<text:span text:style-name="T14">nome da ferramenta</text:span>&gt;&gt;.</text:p>
      <text:p text:style-name="P25"/>
      <text:p text:style-name="P20">A seguir, são apresentadas as descrições sucintas de cada um dos casos de uso identificados:</text:p>
      <text:list xml:id="list29148228" text:style-name="L4">
        <text:list-item>
          <text:p text:style-name="P35">&lt;&lt;Nome do caso de uso&gt;&gt;: &lt;&lt;descrição do caso de uso&gt;&gt;</text:p>
        </text:list-item>
      </text:list>
      <text:p text:style-name="P11"/>
      <text:p text:style-name="P17">A Figura 3 apresenta o diagrama de classes da ferramenta &lt;&lt;<text:span text:style-name="T14">nome da ferramenta</text:span>&gt;&gt;. </text:p>
      <text:p text:style-name="P17"/>
      <text:p text:style-name="P31">&lt;&lt;diagrama de classes da ferramenta&gt;&gt;</text:p>
      <text:p text:style-name="P10">Figura 3 – Diagrama de Classes de &lt;&lt;<text:span text:style-name="T14">nome da ferramenta</text:span>&gt;&gt;.</text:p>
      <text:p text:style-name="P25"/>
      <text:p text:style-name="P20">&lt;&lt;Breve descrição do diagrama de classes&gt;&gt;</text:p>
      <text:p text:style-name="P20"/>
      <text:p text:style-name="P28"/>
      <text:p text:style-name="P45">4. Mapeamentos Verticais</text:p>
      <text:p text:style-name="P17"/>
      <text:p text:style-name="P15"><text:span text:style-name="SemanticAnnotation-ref-hf002"><text:span text:style-name="T11">Os mapeamentos verticais objetivam tornar explícitas as conceituações dos sistemas tomando como base a ontologia de referência escolhida. Assim, tais mapeamentos ocorrem entre os conceitos e relacionamentos descritos nos modelos conceituais estruturais dos sistemas e da ontologia selecionada para a integração. Por meio desses mapeamentos, é atribuída a semântica aos conceitos e relacionamentos dos sistemas a partir de uma mesma referência, o que permite uma comparação entre as conceituações dos sistemas envolvidos. </text:span></text:span></text:p>
      <text:p text:style-name="P15"><text:span text:style-name="SemanticAnnotation-ref-hf002"><text:span text:style-name="T11">A Tabela 2 apresenta os mapeamentos verticais dos conceitos de &lt;&lt;Sistema1&gt;&gt;, &lt;&lt;Sistema2&gt;&gt; e &lt;&lt;SistemaN&gt;&gt; com os conceitos da &lt;&lt;nome da ontologia&gt;&gt;</text:span></text:span><text:span text:style-name="SemanticAnnotation-ref-hf002"><text:span text:style-name="T12">.</text:span></text:span></text:p>
      <text:p text:style-name="P13"><text:span text:style-name="SemanticAnnotation-ref-hf002"><text:span text:style-name="T2"/></text:span></text:p>
      <text:p text:style-name="P13"><text:span text:style-name="T10">Tabela </text:span><text:span text:style-name="T10"><text:sequence text:ref-name="refTable1" text:name="Table" text:formula="ooow:Table+1" style:num-format="1">2</text:sequence></text:span><text:span text:style-name="T10"> - Mapeamentos Verticais de Conceit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>Ontologia</text:p>
          </table:table-cell>
          <table:table-cell table:style-name="Tabela1.A1" office:value-type="string">
            <text:p text:style-name="P9">&lt;&lt;Sistema1&gt;&gt;</text:p>
          </table:table-cell>
          <table:table-cell table:style-name="Tabela1.C1" office:value-type="string">
            <text:p text:style-name="P9">&lt;&lt;Sistema2&gt;&gt;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8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4"/>
          </table:table-cell>
          <table:table-cell table:style-name="Tabela1.C2" office:value-type="string">
            <text:p text:style-name="P5"/>
          </table:table-cell>
        </table:table-row>
      </table:table>
      <text:p text:style-name="P21"><text:span text:style-name="SemanticAnnotation-ref-hf002"><text:tab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5"><text:span text:style-name="SemanticAnnotation-ref-hf002"><text:span text:style-name="T11">A Tabela 3 apresenta os mapeamentos verticais dos relacionamentos entre os conceitos de &lt;&lt;Sistema1&gt;&gt; com as relações da &lt;&lt;nome da ontologia&gt;&gt;</text:span></text:span><text:span text:style-name="SemanticAnnotation-ref-hf002"><text:span text:style-name="T12">.</text:span></text:span></text:p>
      <text:p text:style-name="P15"><text:span text:style-name="SemanticAnnotation-ref-hf002"><text:span text:style-name="T12"/></text:span></text:p>
      <text:p text:style-name="P13"><text:span text:style-name="T10">Tabela </text:span><text:span text:style-name="T10"><text:sequence text:ref-name="refTable2" text:name="Table" text:formula="ooow:Table+1" style:num-format="1">3</text:sequence></text:span><text:span text:style-name="T10"> - Mapeamentos Verticais de Relacionamentos de &lt;&lt;Sistema1&gt;&gt;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3" office:value-type="string">
            <text:p text:style-name="P9">Ontologia</text:p>
          </table:table-cell>
          <table:covered-table-cell/>
          <table:covered-table-cell/>
          <table:table-cell table:style-name="Tabela2.D1" table:number-columns-spanned="3" office:value-type="string">
            <text:p text:style-name="P9">&lt;&lt;Sistema1&gt;&gt;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9">Conceito</text:p>
          </table:table-cell>
          <table:table-cell table:style-name="Tabela2.A2" office:value-type="string">
            <text:p text:style-name="P9">Relacionamento</text:p>
          </table:table-cell>
          <table:table-cell table:style-name="Tabela2.C2" office:value-type="string">
            <text:p text:style-name="P9">Conceito</text:p>
          </table:table-cell>
          <table:table-cell table:style-name="Tabela2.A2" office:value-type="string">
            <text:p text:style-name="P9">Conceito</text:p>
          </table:table-cell>
          <table:table-cell table:style-name="Tabela2.A2" office:value-type="string">
            <text:p text:style-name="P9">Relacionamento</text:p>
          </table:table-cell>
          <table:table-cell table:style-name="Tabela2.C2" office:value-type="string">
            <text:p text:style-name="P9">Conceito</text:p>
          </table:table-cell>
        </table:table-row>
        <table:table-row>
          <table:table-cell table:style-name="Tabela2.A3" office:value-type="string">
            <text:p text:style-name="Standard"/>
          </table:table-cell>
          <table:table-cell table:style-name="Tabela2.B3" office:value-type="string">
            <text:p text:style-name="Standard"/>
          </table:table-cell>
          <table:table-cell table:style-name="Tabela2.C3" office:value-type="string">
            <text:p text:style-name="Standard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  <table:table-row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  <table:table-cell table:style-name="Tabela2.D3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F3" office:value-type="string">
            <text:p text:style-name="P6"/>
          </table:table-cell>
        </table:table-row>
      </table:table>
      <text:p text:style-name="P14"><text:span text:style-name="SemanticAnnotation-ref-hf002"><text:span text:style-name="T16"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5"><text:span text:style-name="SemanticAnnotation-ref-hf002"><text:span text:style-name="T11"/></text:span></text:p>
      <text:p text:style-name="P15"><text:soft-page-break/><text:span text:style-name="SemanticAnnotation-ref-hf002"><text:span text:style-name="T11">A Tabela 4 apresenta os mapeamentos verticais dos relacionamentos entre os conceitos de &lt;&lt;Sistema2&gt;&gt; com as relações da &lt;&lt;nome da ontologia&gt;&gt;</text:span></text:span><text:span text:style-name="SemanticAnnotation-ref-hf002"><text:span text:style-name="T12">.</text:span></text:span></text:p>
      <text:p text:style-name="P15"><text:span text:style-name="SemanticAnnotation-ref-hf002"><text:span text:style-name="T12"/></text:span></text:p>
      <text:p text:style-name="P13"><text:span text:style-name="T10">Tabela </text:span><text:span text:style-name="T10"><text:sequence text:ref-name="refTable3" text:name="Table" text:formula="ooow:Table+1" style:num-format="1">4</text:sequence></text:span><text:span text:style-name="T10"> - Mapeamentos Verticais de Relacionamentos de &lt;&lt;Sistema2&gt;&gt;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3" office:value-type="string">
            <text:p text:style-name="P9">Ontologia</text:p>
          </table:table-cell>
          <table:covered-table-cell/>
          <table:covered-table-cell/>
          <table:table-cell table:style-name="Tabela3.D1" table:number-columns-spanned="3" office:value-type="string">
            <text:p text:style-name="P9">&lt;&lt;Sistema1&gt;&gt;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9">Conceito</text:p>
          </table:table-cell>
          <table:table-cell table:style-name="Tabela3.A2" office:value-type="string">
            <text:p text:style-name="P9">Relacionamento</text:p>
          </table:table-cell>
          <table:table-cell table:style-name="Tabela3.C2" office:value-type="string">
            <text:p text:style-name="P9">Conceito</text:p>
          </table:table-cell>
          <table:table-cell table:style-name="Tabela3.A2" office:value-type="string">
            <text:p text:style-name="P9">Conceito</text:p>
          </table:table-cell>
          <table:table-cell table:style-name="Tabela3.A2" office:value-type="string">
            <text:p text:style-name="P9">Relacionamento</text:p>
          </table:table-cell>
          <table:table-cell table:style-name="Tabela3.C2" office:value-type="string">
            <text:p text:style-name="P9">Conceito</text:p>
          </table:table-cell>
        </table:table-row>
        <table:table-row>
          <table:table-cell table:style-name="Tabela3.A3" office:value-type="string">
            <text:p text:style-name="Standard"/>
          </table:table-cell>
          <table:table-cell table:style-name="Tabela3.B3" office:value-type="string">
            <text:p text:style-name="Standard"/>
          </table:table-cell>
          <table:table-cell table:style-name="Tabela3.C3" office:value-type="string">
            <text:p text:style-name="Standard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  <table:table-row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  <table:table-cell table:style-name="Tabela3.D3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F3" office:value-type="string">
            <text:p text:style-name="P6"/>
          </table:table-cell>
        </table:table-row>
      </table:table>
      <text:p text:style-name="P14"><text:span text:style-name="SemanticAnnotation-ref-hf002"><text:span text:style-name="T16"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5"><text:span text:style-name="SemanticAnnotation-ref-hf002"><text:span text:style-name="T11"/></text:span></text:p>
      <text:p text:style-name="P28">5. Modelo de Integração</text:p>
      <text:p text:style-name="P17"/>
      <text:p text:style-name="P15"><text:span text:style-name="SemanticAnnotation-ref-hf002"><text:span text:style-name="T12">O modelo de integração </text:span></text:span><text:span text:style-name="SemanticAnnotation-ref-hf002"><text:span text:style-name="T11">serve como referência para atribuição semântica em uma iniciativa de integração, levando em consideração características particulares da mesma.</text:span></text:span><text:span text:style-name="SemanticAnnotation-ref-hf002"><text:span text:style-name="T12"> A seguir, é apresentado o diagrama de classes relativo a esse modelo.</text:span></text:span></text:p>
      <text:p text:style-name="P15"><text:span text:style-name="SemanticAnnotation-ref-hf002"><text:span text:style-name="T1"/></text:span></text:p>
      <text:p text:style-name="P17"/>
      <text:p text:style-name="P31">&lt;&lt;diagrama de classes do modelo de integração. Se for muito grande, apresentar em vários diagramas&gt;&gt;</text:p>
      <text:p text:style-name="P22"><text:span text:style-name="SemanticAnnotation-ref-hf002"><text:span text:style-name="T5">Figura 4 – Diagrama de Classes do Modelo de Integração.</text:span></text:span></text:p>
      <text:p text:style-name="P23"><text:span text:style-name="SemanticAnnotation-ref-hf002"><text:span text:style-name="T1"/></text:span></text:p>
      <text:p text:style-name="P29">6. Mapeamentos Horizontais</text:p>
      <text:p text:style-name="P17"/>
      <text:p text:style-name="P16"><text:span text:style-name="SemanticAnnotation-ref-hf002"><text:span text:style-name="T3">Os mapeamentos horizontais visam tratar conceitos e relacionamentos não descritos pela ontologia e que consideram, portanto, os correspondentes elementos introduzidos no modelo de integração. Assim, são mostrados apenas os mapeamentos que não foram considerados na realização dos mapeamentos verticais. </text:span></text:span></text:p>
      <text:p text:style-name="P16"><text:span text:style-name="SemanticAnnotation-ref-hf002"><text:span text:style-name="T3"/></text:span></text:p>
      <text:p text:style-name="P15"><text:span text:style-name="SemanticAnnotation-ref-hf002"><text:span text:style-name="T11">A Tabela 5 apresenta os mapeamentos verticais dos conceitos de &lt;&lt;Sistema1&gt;&gt;, &lt;&lt;Sistema2&gt;&gt; e &lt;&lt;SistemaN&gt;&gt; com os conceitos do modelo de integração</text:span></text:span><text:span text:style-name="SemanticAnnotation-ref-hf002"><text:span text:style-name="T12">.</text:span></text:span></text:p>
      <text:p text:style-name="P13"><text:span text:style-name="SemanticAnnotation-ref-hf002"><text:span text:style-name="T2"/></text:span></text:p>
      <text:p text:style-name="P36"/>
      <text:p text:style-name="P34"><text:span text:style-name="T10">Tabela </text:span><text:span text:style-name="T10"><text:sequence text:ref-name="refTable4" text:name="Table" text:formula="ooow:Table+1" style:num-format="1">5</text:sequence></text:span><text:span text:style-name="T10"> - Mapeamentos Horizontais de Concei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9">Modelo de Integração</text:p>
          </table:table-cell>
          <table:table-cell table:style-name="Tabela4.A1" office:value-type="string">
            <text:p text:style-name="P9">&lt;&lt;Sistema1&gt;&gt;</text:p>
          </table:table-cell>
          <table:table-cell table:style-name="Tabela4.C1" office:value-type="string">
            <text:p text:style-name="P9">&lt;&lt;Sistema2&gt;&gt;</text:p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C2" office:value-type="string">
            <text:p text:style-name="P5"/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8"/>
          </table:table-cell>
          <table:table-cell table:style-name="Tabela4.C2" office:value-type="string">
            <text:p text:style-name="P5"/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C2" office:value-type="string">
            <text:p text:style-name="P5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6"/>
          </table:table-cell>
          <table:table-cell table:style-name="Tabela4.C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6"/>
          </table:table-cell>
          <table:table-cell table:style-name="Tabela4.C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A2" office:value-type="string">
            <text:p text:style-name="P6"/>
          </table:table-cell>
          <table:table-cell table:style-name="Tabela4.C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C2" office:value-type="string">
            <text:p text:style-name="P5"/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5"/>
          </table:table-cell>
          <table:table-cell table:style-name="Tabela4.C2" office:value-type="string">
            <text:p text:style-name="P5"/>
          </table:table-cell>
        </table:table-row>
        <table:table-row>
          <table:table-cell table:style-name="Tabela4.A2" office:value-type="string">
            <text:p text:style-name="P5"/>
          </table:table-cell>
          <table:table-cell table:style-name="Tabela4.A2" office:value-type="string">
            <text:p text:style-name="P4"/>
          </table:table-cell>
          <table:table-cell table:style-name="Tabela4.C2" office:value-type="string">
            <text:p text:style-name="P5"/>
          </table:table-cell>
        </table:table-row>
      </table:table>
      <text:p text:style-name="P21"><text:span text:style-name="SemanticAnnotation-ref-hf002"><text:tab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5"><text:span text:style-name="SemanticAnnotation-ref-hf002"><text:span text:style-name="T11">A Tabela 6 apresenta os mapeamentos horizontais dos relacionamentos de &lt;&lt;Sistema1&gt;&gt; com os relacionamentos do modelo de integração</text:span></text:span><text:span text:style-name="SemanticAnnotation-ref-hf002"><text:span text:style-name="T12">.</text:span></text:span></text:p>
      <text:p text:style-name="P15"><text:span text:style-name="SemanticAnnotation-ref-hf002"><text:span text:style-name="T12"/></text:span></text:p>
      <text:p text:style-name="P13"><text:span text:style-name="T10">Tabela </text:span><text:span text:style-name="T10"><text:sequence text:ref-name="refTable5" text:name="Table" text:formula="ooow:Table+1" style:num-format="1">6</text:sequence></text:span><text:span text:style-name="T10"> - Mapeamentos Horizontais de Relacionamentos de &lt;&lt;Sistema1&gt;&gt;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table:number-columns-spanned="3" office:value-type="string">
            <text:p text:style-name="P9">Modelo de Integração</text:p>
          </table:table-cell>
          <table:covered-table-cell/>
          <table:covered-table-cell/>
          <table:table-cell table:style-name="Tabela5.D1" table:number-columns-spanned="3" office:value-type="string">
            <text:p text:style-name="P9">&lt;&lt;Sistema1&gt;&gt;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9">Conceito</text:p>
          </table:table-cell>
          <table:table-cell table:style-name="Tabela5.A2" office:value-type="string">
            <text:p text:style-name="P9">Relacionamento</text:p>
          </table:table-cell>
          <table:table-cell table:style-name="Tabela5.C2" office:value-type="string">
            <text:p text:style-name="P9">Conceito</text:p>
          </table:table-cell>
          <table:table-cell table:style-name="Tabela5.A2" office:value-type="string">
            <text:p text:style-name="P9">Conceito</text:p>
          </table:table-cell>
          <table:table-cell table:style-name="Tabela5.A2" office:value-type="string">
            <text:p text:style-name="P9">Relacionamento</text:p>
          </table:table-cell>
          <table:table-cell table:style-name="Tabela5.C2" office:value-type="string">
            <text:p text:style-name="P9">Conceito</text:p>
          </table:table-cell>
        </table:table-row>
        <table:table-row>
          <table:table-cell table:style-name="Tabela5.A3" office:value-type="string">
            <text:p text:style-name="Standard"/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  <table:table-row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  <table:table-cell table:style-name="Tabela5.D3" office:value-type="string">
            <text:p text:style-name="P6"/>
          </table:table-cell>
          <table:table-cell table:style-name="Tabela5.A2" office:value-type="string">
            <text:p text:style-name="P6"/>
          </table:table-cell>
          <table:table-cell table:style-name="Tabela5.F3" office:value-type="string">
            <text:p text:style-name="P6"/>
          </table:table-cell>
        </table:table-row>
      </table:table>
      <text:p text:style-name="P14"><text:span text:style-name="SemanticAnnotation-ref-hf002"><text:span text:style-name="T16"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5"><text:span text:style-name="SemanticAnnotation-ref-hf002"><text:span text:style-name="T11">A Tabela 7 apresenta os mapeamentos horizontais dos relacionamentos de &lt;&lt;SistemaN&gt;&gt; com os relacionamentos do modelo de integração</text:span></text:span><text:span text:style-name="SemanticAnnotation-ref-hf002"><text:span text:style-name="T12">.</text:span></text:span></text:p>
      <text:p text:style-name="P15"><text:span text:style-name="SemanticAnnotation-ref-hf002"><text:span text:style-name="T12"/></text:span></text:p>
      <text:p text:style-name="P36"/>
      <text:p text:style-name="P34"><text:span text:style-name="T10">Tabela </text:span><text:span text:style-name="T10"><text:sequence text:ref-name="refTable6" text:name="Table" text:formula="ooow:Table+1" style:num-format="1">7</text:sequence></text:span><text:span text:style-name="T10"> - Mapeamentos Horizontais de Relacionamentos de &lt;&lt;SistemaN&gt;&gt;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3" office:value-type="string">
            <text:p text:style-name="P9">Modelo de Integração</text:p>
          </table:table-cell>
          <table:covered-table-cell/>
          <table:covered-table-cell/>
          <table:table-cell table:style-name="Tabela7.D1" table:number-columns-spanned="3" office:value-type="string">
            <text:p text:style-name="P9">&lt;&lt;SistemaN&gt;&gt;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9">Conceito</text:p>
          </table:table-cell>
          <table:table-cell table:style-name="Tabela7.A2" office:value-type="string">
            <text:p text:style-name="P9">Relacionamento</text:p>
          </table:table-cell>
          <table:table-cell table:style-name="Tabela7.C2" office:value-type="string">
            <text:p text:style-name="P9">Conceito</text:p>
          </table:table-cell>
          <table:table-cell table:style-name="Tabela7.A2" office:value-type="string">
            <text:p text:style-name="P9">Conceito</text:p>
          </table:table-cell>
          <table:table-cell table:style-name="Tabela7.A2" office:value-type="string">
            <text:p text:style-name="P9">Relacionamento</text:p>
          </table:table-cell>
          <table:table-cell table:style-name="Tabela7.C2" office:value-type="string">
            <text:p text:style-name="P9">Conceito</text:p>
          </table:table-cell>
        </table:table-row>
        <table:table-row>
          <table:table-cell table:style-name="Tabela7.A3" office:value-type="string">
            <text:p text:style-name="Standard"/>
          </table:table-cell>
          <table:table-cell table:style-name="Tabela7.B3" office:value-type="string">
            <text:p text:style-name="Standard"/>
          </table:table-cell>
          <table:table-cell table:style-name="Tabela7.C3" office:value-type="string">
            <text:p text:style-name="Standard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  <table:table-row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  <table:table-cell table:style-name="Tabela7.D3" office:value-type="string">
            <text:p text:style-name="P6"/>
          </table:table-cell>
          <table:table-cell table:style-name="Tabela7.A2" office:value-type="string">
            <text:p text:style-name="P6"/>
          </table:table-cell>
          <table:table-cell table:style-name="Tabela7.F3" office:value-type="string">
            <text:p text:style-name="P6"/>
          </table:table-cell>
        </table:table-row>
      </table:table>
      <text:p text:style-name="P14"><text:span text:style-name="SemanticAnnotation-ref-hf002"><text:span text:style-name="T16"/></text:span></text:p>
      <text:p text:style-name="P15"><text:span text:style-name="SemanticAnnotation-ref-hf002"><text:span text:style-name="T11">&lt;&lt;Se necessário, comentar algum mapeamento&gt;&gt;</text:span></text:span></text:p>
      <text:p text:style-name="P15"><text:span text:style-name="SemanticAnnotation-ref-hf002"><text:span text:style-name="T11"/></text:span></text:p>
      <text:p text:style-name="P16"><text:span text:style-name="SemanticAnnotation-ref-hf002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Arial3" svg:font-family="Arial, Arial" style:font-family-generic="swiss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line-height="150%" fo:text-align="justify" style:justify-single-word="false" fo:text-indent="0.499cm" style:auto-text-indent="false"/>
      <style:text-properties style:font-name="Arial1"/>
    </style:style>
    <style:style style:name="Table" style:family="paragraph" style:parent-style-name="Caption" style:class="extra">
      <style:paragraph-properties fo:text-align="center" style:justify-single-word="false"/>
      <style:text-properties style:font-name="Arial2" fo:font-style="normal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emanticAnnotation-ref-hf001" style:family="text">
      <style:text-properties fo:background-color="transparent"/>
    </style:style>
    <style:style style:name="Fonte_20_parág._20_padrão" style:display-name="Fonte parág. padrão" style:family="text"/>
    <style:style style:name="SemanticAnnotation-ref-hf002" style:family="text" style:parent-style-name="Fonte_20_parág._20_padrão">
      <style:text-properties fo:language="en" fo:country="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6</meta:generator>
    <meta:initial-creator>Ricardo de Almeida Falbo</meta:initial-creator>
    <meta:creation-date>2010-10-14T06:29:39</meta:creation-date>
    <dc:creator>Ricardo Falbo</dc:creator>
    <dc:date>2012-12-01T09:05:37.15</dc:date>
    <dc:language>pt-BR</dc:language>
    <meta:editing-cycles>36</meta:editing-cycles>
    <meta:editing-duration>PT7H56M11S</meta:editing-duration>
    <meta:document-statistic meta:table-count="8" meta:image-count="0" meta:object-count="0" meta:page-count="6" meta:paragraph-count="110" meta:word-count="862" meta:character-count="6103"/>
    <meta:user-defined meta:name="Informações 1"/>
    <meta:user-defined meta:name="Informações 2"/>
    <meta:user-defined meta:name="Informações 3"/>
    <meta:user-defined meta:name="Informações 4"/>
  </office:meta>
</office:document-meta>
</file>